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801cm" fo:margin-left="0.205cm" table:align="left" style:shadow="none"/>
    </style:style>
    <style:style style:name="Tableau1.A" style:family="table-column">
      <style:table-column-properties style:column-width="16.801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5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eau1.A6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text-properties officeooo:paragraph-rsid="00020a34"/>
    </style:style>
    <style:style style:name="P2" style:family="paragraph" style:parent-style-name="Table_20_Contents">
      <style:paragraph-properties fo:margin-left="0cm" fo:margin-right="0cm" fo:margin-top="0cm" fo:margin-bottom="0.397cm" loext:contextual-spacing="false" fo:line-height="150%" fo:text-indent="0cm" style:auto-text-indent="false"/>
      <style:text-properties officeooo:paragraph-rsid="00020a34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20a34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20a34" officeooo:paragraph-rsid="00020a34" style:font-weight-asian="bold" style:font-weight-complex="bold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32501" officeooo:paragraph-rsid="00032501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032501" officeooo:paragraph-rsid="00032501" style:font-weight-asian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020a34" officeooo:paragraph-rsid="00020a34"/>
    </style:style>
    <style:style style:name="P8" style:family="paragraph" style:parent-style-name="Table_20_Contents">
      <style:paragraph-properties fo:margin-left="0cm" fo:margin-right="0cm" fo:margin-top="0cm" fo:margin-bottom="0.095cm" loext:contextual-spacing="false" fo:line-height="100%" fo:text-indent="0cm" style:auto-text-indent="false"/>
      <style:text-properties officeooo:paragraph-rsid="00020a34"/>
    </style:style>
    <style:style style:name="P9" style:family="paragraph" style:parent-style-name="Table_20_Contents">
      <style:paragraph-properties fo:margin-left="0cm" fo:margin-right="0cm" fo:margin-top="0.101cm" fo:margin-bottom="0.296cm" loext:contextual-spacing="false" fo:line-height="100%" fo:text-indent="0cm" style:auto-text-indent="false"/>
      <style:text-properties officeooo:paragraph-rsid="00020a34"/>
    </style:style>
    <style:style style:name="T1" style:family="text">
      <style:text-properties fo:font-weight="bold"/>
    </style:style>
    <style:style style:name="T2" style:family="text">
      <style:text-properties fo:font-weight="bold" officeooo:rsid="000652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8fbd" style:font-weight-asian="bold" style:font-weight-complex="bold"/>
    </style:style>
    <style:style style:name="T5" style:family="text">
      <style:text-properties fo:font-weight="bold" officeooo:rsid="00020a34" style:font-weight-asian="bold" style:font-weight-complex="bold"/>
    </style:style>
    <style:style style:name="T6" style:family="text">
      <style:text-properties fo:font-weight="bold" officeooo:rsid="00020a34"/>
    </style:style>
    <style:style style:name="T7" style:family="text">
      <style:text-properties officeooo:rsid="000652f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fd94" style:font-weight-asian="normal" style:font-weight-complex="normal"/>
    </style:style>
    <style:style style:name="T10" style:family="text">
      <style:text-properties fo:font-weight="normal" officeooo:rsid="001930cb" style:font-weight-asian="normal" style:font-weight-complex="normal"/>
    </style:style>
    <style:style style:name="T11" style:family="text">
      <style:text-properties fo:font-weight="normal" officeooo:rsid="00020a34" style:font-weight-asian="normal" style:font-weight-complex="normal"/>
    </style:style>
    <style:style style:name="T12" style:family="text">
      <style:text-properties officeooo:rsid="001930cb"/>
    </style:style>
    <style:style style:name="T13" style:family="text">
      <style:text-properties fo:font-style="normal" fo:font-weight="bold" officeooo:rsid="001930cb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20a34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07fd9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20a34" style:font-style-asian="normal" style:font-weight-asian="normal" style:font-style-complex="normal" style:font-weight-complex="normal"/>
    </style:style>
    <style:style style:name="T17" style:family="text">
      <style:text-properties officeooo:rsid="001a660e"/>
    </style:style>
    <style:style style:name="T18" style:family="text">
      <style:text-properties officeooo:rsid="0007fd94"/>
    </style:style>
    <style:style style:name="T19" style:family="text">
      <style:text-properties fo:font-style="italic" officeooo:rsid="001a8fbd" style:font-style-asian="italic" style:font-style-complex="italic"/>
    </style:style>
    <style:style style:name="T20" style:family="text">
      <style:text-properties fo:font-style="italic" officeooo:rsid="0007fd94" style:font-style-asian="italic" style:font-style-complex="italic"/>
    </style:style>
    <style:style style:name="T21" style:family="text">
      <style:text-properties fo:font-style="italic" officeooo:rsid="00020a34" style:font-style-asian="italic" style:font-style-complex="italic"/>
    </style:style>
    <style:style style:name="T22" style:family="text">
      <style:text-properties fo:font-style="italic" fo:font-weight="normal" officeooo:rsid="00020a34" style:font-style-asian="italic" style:font-weight-asian="normal" style:font-style-complex="italic" style:font-weight-complex="normal"/>
    </style:style>
    <style:style style:name="T23" style:family="text">
      <style:text-properties officeooo:rsid="00020a34"/>
    </style:style>
    <style:style style:name="T24" style:family="text">
      <style:text-properties officeooo:rsid="000386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<text:span text:style-name="T1">Cas n°</text:span></text:span><text:span text:style-name="Strong_20_Emphasis"><text:span text:style-name="T6">3</text:span></text:span><text:span text:style-name="Strong_20_Emphasis"><text:span text:style-name="T2">:</text:span></text:span></text:p>
            <text:p text:style-name="P2"><text:bookmark text:name="r-2111661"/><text:span text:style-name="Strong_20_Emphasis"><text:span text:style-name="T1">Nom : </text:span></text:span><text:span text:style-name="Strong_20_Emphasis"><text:span text:style-name="T11">Livraison d’une commande</text:span></text:span> (package « Gestion de <text:span text:style-name="T7">la production</text:span> »)<text:line-break/><text:span text:style-name="Strong_20_Emphasis"><text:span text:style-name="T1">Acteur(s) : </text:span></text:span><text:span text:style-name="Strong_20_Emphasis"><text:span text:style-name="T11">Livreur</text:span></text:span><text:line-break/><text:span text:style-name="Strong_20_Emphasis"><text:span text:style-name="T1">Description : </text:span></text:span>L<text:span text:style-name="T12">e livreur doit pouvoir sélectionner une commande et la livrer au client.</text:span><text:line-break/><text:span text:style-name="Strong_20_Emphasis"><text:span text:style-name="T1">Auteur : </text:span></text:span><text:span text:style-name="T12">Mathieu Ferrandeau</text:span><text:line-break/><text:span text:style-name="Strong_20_Emphasis"><text:span text:style-name="T1">Date(s) : </text:span></text:span><text:span text:style-name="T12">27</text:span>/<text:span text:style-name="T12">02</text:span>/201<text:span text:style-name="T12">9</text:span> (première rédaction)</text:p>
            <text:p text:style-name="P3"><text:bookmark text:name="r-2130205"/><text:span text:style-name="Strong_20_Emphasis"><text:span text:style-name="T1">Pré-conditions :</text:span></text:span> <text:span text:style-name="T23">La préparation d’une commande doit avoir été validée par un pizzaiolo.</text:span><text:line-break/><text:span text:style-name="Strong_20_Emphasis"><text:span text:style-name="T1">Démarrage : </text:span></text:span><text:span text:style-name="Strong_20_Emphasis"><text:span text:style-name="T9">Le </text:span></text:span><text:span text:style-name="Strong_20_Emphasis"><text:span text:style-name="T11">livreur</text:span></text:span><text:span text:style-name="Strong_20_Emphasis"><text:span text:style-name="T9"> choisi la page « </text:span></text:span><text:span text:style-name="Strong_20_Emphasis"><text:span text:style-name="T11">Livraison d’une commande </text:span></text:span><text:span text:style-name="Strong_20_Emphasis"><text:span text:style-name="T9">».</text:span></text:span></text:p>
          </table:table-cell>
        </table:table-row>
        <table:table-row table:style-name="Tableau1.2">
          <table:table-cell table:style-name="Tableau1.A1" office:value-type="string">
            <text:p text:style-name="P8"><text:span text:style-name="Strong_20_Emphasis"><text:span text:style-name="T1">DESCRIPTION</text:span></text:span></text:p>
            <text:p text:style-name="P9"><text:bookmark text:name="r-2111665"/><text:span text:style-name="Strong_20_Emphasis"><text:span text:style-name="T1">Le scénario nominal :</text:span></text:span></text:p>
            <text:p text:style-name="P3"><text:bookmark text:name="r-2111666"/>1. <text:span text:style-name="T3">Le système </text:span><text:span text:style-name="T10">fait appel au cas d’utilisation </text:span><text:span text:style-name="T11">interne</text:span><text:span text:style-name="T10"> « </text:span><text:span text:style-name="T11">Consultation de la liste des commandes à livrer </text:span><text:span text:style-name="T10">»</text:span>.<text:line-break/>2. <text:span text:style-name="Emphasis"><text:span text:style-name="T13">Le système </text:span></text:span><text:span text:style-name="Emphasis"><text:span text:style-name="T15">affiche </text:span></text:span><text:span text:style-name="Emphasis"><text:span text:style-name="T16">la liste des commandes en attente de livraison</text:span></text:span>.<text:line-break/><text:span text:style-name="T17">3</text:span>. <text:span text:style-name="Strong_20_Emphasis"><text:span text:style-name="T22">Le livreur sélectionne une commande à livrer</text:span></text:span><text:span text:style-name="T8">.</text:span></text:p>
            <text:p text:style-name="P3"><text:span text:style-name="T9">4. </text:span><text:span text:style-name="T5">Le système </text:span><text:span text:style-name="T11">modifie le statut de la commande à «  Commande en cours de récupération » et la supprime de la liste des pizzas à livrer</text:span><text:span text:style-name="T9">.</text:span><text:line-break/><text:span text:style-name="T18">5</text:span>. <text:span text:style-name="Emphasis"><text:span text:style-name="T21">Le livreur va chercher la pizza dans le point de vente et indique au système qu’il l’a récupérée.</text:span></text:span></text:p>
            <text:p text:style-name="P3"><text:span text:style-name="T18">6. </text:span><text:span text:style-name="T14">Le système</text:span><text:span text:style-name="T16"> passe le statut de la commande à «  En cours de livraison »</text:span><text:span text:style-name="T19">.</text:span><text:line-break/><text:span text:style-name="T18">7</text:span>. <text:span text:style-name="T21">Le livreur livre la commande au client</text:span><text:span text:style-name="T20">.</text:span><text:line-break/><text:span text:style-name="T18">8</text:span>.<text:span text:style-name="Emphasis"><text:span text:style-name="T4"> </text:span></text:span><text:span text:style-name="Emphasis"><text:span text:style-name="T22">Le livreur valide la livraison sur le système</text:span></text:span><text:span text:style-name="T8">.</text:span></text:p>
            <text:p text:style-name="P7"><text:span text:style-name="T8">9. </text:span><text:span text:style-name="T3">Le système </text:span><text:span text:style-name="T8">fait appel au cas d’utilisation interne «  Valider la livraison »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Strong_20_Emphasis"><text:span text:style-name="T5">Les scénarios alternatifs : </text:span></text:span></text:p>
            <text:p text:style-name="P2"><text:span text:style-name="Strong_20_Emphasis"><text:span text:style-name="T11">8.a</text:span></text:span><text:span text:style-name="Strong_20_Emphasis"><text:span text:style-name="T5"> </text:span></text:span><text:span text:style-name="Strong_20_Emphasis"><text:span text:style-name="T22">Le client à choisi de régler à la livraison. </text:span></text:span><text:span text:style-name="Strong_20_Emphasis"><text:span text:style-name="T14">Le système </text:span></text:span><text:span text:style-name="Strong_20_Emphasis"><text:span text:style-name="T16">fait appel au cas d’utilisation interne «  Règlement de la commande ».</text:span></text:span></text:p>
            <text:p text:style-name="P2"><text:span text:style-name="Strong_20_Emphasis"><text:span text:style-name="T16">8.b </text:span></text:span><text:span text:style-name="Strong_20_Emphasis"><text:span text:style-name="T22">Le client à choisi de régler à la livraison et le paiement de la commande à échoué. Le livreur repart avec la commande et indique au système que la commande est annulée.</text:span></text:span></text:p>
          </table:table-cell>
        </table:table-row>
        <table:table-row table:style-name="Tableau1.2">
          <table:table-cell table:style-name="Tableau1.A1" office:value-type="string">
            <text:p text:style-name="P3"><text:span text:style-name="Strong_20_Emphasis"><text:span text:style-name="T5">FIN :</text:span></text:span></text:p>
            <text:p text:style-name="P3"><text:span text:style-name="Strong_20_Emphasis"><text:span text:style-name="T5">Scénario nominal : </text:span></text:span><text:span text:style-name="Strong_20_Emphasis"><text:span text:style-name="T11">après le point 9 une fois que le livreur a validé la livraison.</text:span></text:span></text:p>
            <text:p text:style-name="P3"><text:span text:style-name="Strong_20_Emphasis"><text:span text:style-name="T5">Scénarios alternatifs : </text:span></text:span><text:span text:style-name="Strong_20_Emphasis"><text:span text:style-name="T11">après le point 8.b suit à un défaut de paiement de la part du client.</text:span></text:span></text:p>
          </table:table-cell>
        </table:table-row>
        <table:table-row table:style-name="Tableau1.2">
          <table:table-cell table:style-name="Tableau1.A5" office:value-type="string">
            <text:p text:style-name="P4">POST CONDITIONS :</text:p>
            <text:p text:style-name="P4">Scénario nominal : <text:span text:style-name="T8">Le statut de la commande passe à « livré » et est archivée dans la liste des commandes passées</text:span></text:p>
            <text:p text:style-name="P4">Scénarios alternatifs :<text:span text:style-name="T8"> Le statut de la commande passe en « livraison annulée ». </text:span></text:p>
          </table:table-cell>
        </table:table-row>
        <text:soft-page-break/>
        <table:table-row table:style-name="Tableau1.2">
          <table:table-cell table:style-name="Tableau1.A6" office:value-type="string">
            <text:p text:style-name="P4">COMPLÉMENTS :</text:p>
            <text:p text:style-name="P4">Ergonomie :</text:p>
            <text:p text:style-name="P6">La liste des commandes en attente de livraison doit pouvoir faire apparaître pour chacune d’elles le point de vente où elles se situe ainsi que l’adresse où elles doivent être livrées. </text:p>
            <text:p text:style-name="P6">Un bouton « itinéraire » permettra au livreur d’afficher une carte de la ville avec un itinéraire tracé entre sa position actuelle, le point de vente et l’adresse de livraison.</text:p>
            <text:p text:style-name="P6">L’API de Google Maps permettra de réaliser ce gps.</text:p>
            <text:p text:style-name="P4"/>
          </table:table-cell>
        </table:table-row>
        <table:table-row table:style-name="Tableau1.2">
          <table:table-cell table:style-name="Tableau1.A5" office:value-type="string">
            <text:p text:style-name="P5">PROBLÈMES NON RÉSOLUS :</text:p>
            <text:p text:style-name="P6">Que faire si la commande arrive froide, soit incorrect après que sont statut soit passé en «  Commande livrée ». </text:p>
            <text:p text:style-name="P6">Que faire <text:s/>n’arrive pas à destination après que son statut soit passé à «  En livraison ».</text:p>
            <text:p text:style-name="P6"><text:span text:style-name="T3">Propositions :</text:span> </text:p>
            <text:p text:style-name="P6">Permettre au client de faire des réclamations et de lui proposer un avoir, un remboursement ou une nouvelle livraison <text:span text:style-name="T24">en dédomagement</text:span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01:03.826749931</meta:creation-date>
    <dc:date>2019-02-28T16:32:40.898903675</dc:date>
    <meta:editing-duration>PT11M1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28" meta:word-count="476" meta:character-count="2681" meta:non-whitespace-character-count="2221"/>
  </office:meta>
</office:document-meta>
</file>